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1" style:family="table-cell" style:parent-style-name="Default" style:data-style-name="N0">
      <style:table-cell-properties fo:border="thin solid #000000" style:vertical-align="automatic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2" style:family="table-cell" style:parent-style-name="Default" style:data-style-name="N3">
      <style:table-cell-properties fo:border="thin solid #000000" style:vertical-align="automatic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3" style:family="table-cell" style:parent-style-name="Default" style:data-style-name="N4">
      <style:table-cell-properties fo:border="thin solid #000000" style:vertical-align="automatic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4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5" style:family="table-cell" style:parent-style-name="Default" style:data-style-name="N3">
      <style:table-cell-properties style:vertical-align="automatic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6" style:family="table-cell" style:parent-style-name="Default" style:data-style-name="N4">
      <style:table-cell-properties style:vertical-align="automatic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7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1223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97.2pt" style:use-optimal-row-height="true" fo:break-before="auto"/>
    </style:style>
    <style:style style:name="ro4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204" table:style-name="ta1"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row table:style-name="ro1">
          <table:table-cell office:value-type="string" table:number-columns-spanned="14" table:number-rows-spanned="1" table:style-name="ce2">
            <table:cell-range-source table:name="HTML_1" table:last-column-spanned="14" table:last-row-spanned="22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4">
            <text:p>單位：新臺幣千元，卡</text:p>
          </table:table-cell>
          <table:table-cell table:number-columns-repeated="9" table:style-name="ce5"/>
          <table:table-cell office:value-type="string" table:style-name="ce6">
            <text:p>資料月份：112 年4月</text:p>
          </table:table-cell>
          <table:table-cell table:number-columns-repeated="2" table:style-name="ce5"/>
          <table:table-cell table:style-name="ce7"/>
          <table:table-cell table:number-columns-repeated="16370"/>
        </table:table-row>
        <table:table-row table:style-name="ro3">
          <table:table-cell office:value-type="string" table:style-name="ce8">
            <text:p>金融機構名稱</text:p>
          </table:table-cell>
          <table:table-cell office:value-type="string" table:style-name="ce9">
            <text:p>流通卡數　　　</text:p>
          </table:table-cell>
          <table:table-cell office:value-type="string" table:style-name="ce9">
            <text:p>有效卡數　　　</text:p>
          </table:table-cell>
          <table:table-cell office:value-type="string" table:style-name="ce9">
            <text:p>當月發卡數　　　</text:p>
          </table:table-cell>
          <table:table-cell office:value-type="string" table:style-name="ce9">
            <text:p>當月停卡數　　　</text:p>
          </table:table-cell>
          <table:table-cell office:value-type="string" table:style-name="ce9">
            <text:p>循環信用餘額　　</text:p>
          </table:table-cell>
          <table:table-cell office:value-type="string" table:style-name="ce9">
            <text:p>未到期分期付款餘額　</text:p>
          </table:table-cell>
          <table:table-cell office:value-type="string" table:style-name="ce9">
            <text:p>當月簽帳金額　　</text:p>
          </table:table-cell>
          <table:table-cell office:value-type="string" table:style-name="ce9">
            <text:p>當月預借現金金額　　</text:p>
          </table:table-cell>
          <table:table-cell office:value-type="string" table:style-name="ce10">
            <text:p>逾期三個月以上帳款占應收帳款餘額(含催收款)之比率(%)</text:p>
          </table:table-cell>
          <table:table-cell office:value-type="string" table:style-name="ce9">
            <text:p>逾期六個月以上帳款占應收帳款餘額(含催收款)之比率(%)</text:p>
          </table:table-cell>
          <table:table-cell office:value-type="string" table:style-name="ce9">
            <text:p>備抵呆帳提足率(%)<text:s/></text:p>
          </table:table-cell>
          <table:table-cell office:value-type="string" table:style-name="ce9">
            <text:p>當月轉銷呆帳金額　<text:s/></text:p>
          </table:table-cell>
          <table:table-cell office:value-type="string" table:style-name="ce9">
            <text:p>當年度轉銷呆帳金額累計至資料月份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臺灣銀行</text:p>
          </table:table-cell>
          <table:table-cell office:value-type="float" office:value="247173" table:style-name="ce12">
            <text:p>247,173</text:p>
          </table:table-cell>
          <table:table-cell office:value-type="float" office:value="121669" table:style-name="ce12">
            <text:p>121,669</text:p>
          </table:table-cell>
          <table:table-cell office:value-type="float" office:value="1595" table:style-name="ce12">
            <text:p>1,595</text:p>
          </table:table-cell>
          <table:table-cell office:value-type="float" office:value="814" table:style-name="ce12">
            <text:p>814</text:p>
          </table:table-cell>
          <table:table-cell office:value-type="float" office:value="160827" table:style-name="ce12">
            <text:p>160,827</text:p>
          </table:table-cell>
          <table:table-cell office:value-type="float" office:value="39935" table:style-name="ce12">
            <text:p>39,935</text:p>
          </table:table-cell>
          <table:table-cell office:value-type="float" office:value="738140" table:style-name="ce12">
            <text:p>738,140</text:p>
          </table:table-cell>
          <table:table-cell office:value-type="float" office:value="395" table:style-name="ce12">
            <text:p>395</text:p>
          </table:table-cell>
          <table:table-cell office:value-type="float" office:value="0.11" table:style-name="ce13">
            <text:p>0.11</text:p>
          </table:table-cell>
          <table:table-cell office:value-type="float" office:value="0.05" table:style-name="ce13">
            <text:p>0.05</text:p>
          </table:table-cell>
          <table:table-cell office:value-type="float" office:value="1112.27" table:style-name="ce13">
            <text:p>1,112.27</text:p>
          </table:table-cell>
          <table:table-cell office:value-type="float" office:value="342" table:style-name="ce12">
            <text:p>342</text:p>
          </table:table-cell>
          <table:table-cell office:value-type="float" office:value="1786" table:style-name="ce12">
            <text:p>1,786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臺灣土地銀行</text:p>
          </table:table-cell>
          <table:table-cell office:value-type="float" office:value="347339" table:style-name="ce12">
            <text:p>347,339</text:p>
          </table:table-cell>
          <table:table-cell office:value-type="float" office:value="144645" table:style-name="ce12">
            <text:p>144,645</text:p>
          </table:table-cell>
          <table:table-cell office:value-type="float" office:value="1450" table:style-name="ce12">
            <text:p>1,450</text:p>
          </table:table-cell>
          <table:table-cell office:value-type="float" office:value="3132" table:style-name="ce12">
            <text:p>3,132</text:p>
          </table:table-cell>
          <table:table-cell office:value-type="float" office:value="334711" table:style-name="ce12">
            <text:p>334,711</text:p>
          </table:table-cell>
          <table:table-cell office:value-type="float" office:value="67560" table:style-name="ce12">
            <text:p>67,560</text:p>
          </table:table-cell>
          <table:table-cell office:value-type="float" office:value="734918" table:style-name="ce12">
            <text:p>734,918</text:p>
          </table:table-cell>
          <table:table-cell office:value-type="float" office:value="400" table:style-name="ce12">
            <text:p>400</text:p>
          </table:table-cell>
          <table:table-cell office:value-type="float" office:value="0.19" table:style-name="ce13">
            <text:p>0.19</text:p>
          </table:table-cell>
          <table:table-cell office:value-type="float" office:value="0.17" table:style-name="ce13">
            <text:p>0.17</text:p>
          </table:table-cell>
          <table:table-cell office:value-type="float" office:value="1031.55" table:style-name="ce13">
            <text:p>1,031.55</text:p>
          </table:table-cell>
          <table:table-cell office:value-type="float" office:value="2381" table:style-name="ce12">
            <text:p>2,381</text:p>
          </table:table-cell>
          <table:table-cell office:value-type="float" office:value="7761" table:style-name="ce12">
            <text:p>7,761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合作金庫商業銀行</text:p>
          </table:table-cell>
          <table:table-cell office:value-type="float" office:value="667704" table:style-name="ce12">
            <text:p>667,704</text:p>
          </table:table-cell>
          <table:table-cell office:value-type="float" office:value="394775" table:style-name="ce12">
            <text:p>394,775</text:p>
          </table:table-cell>
          <table:table-cell office:value-type="float" office:value="6164" table:style-name="ce12">
            <text:p>6,164</text:p>
          </table:table-cell>
          <table:table-cell office:value-type="float" office:value="4143" table:style-name="ce12">
            <text:p>4,143</text:p>
          </table:table-cell>
          <table:table-cell office:value-type="float" office:value="808778" table:style-name="ce12">
            <text:p>808,778</text:p>
          </table:table-cell>
          <table:table-cell office:value-type="float" office:value="502592" table:style-name="ce12">
            <text:p>502,592</text:p>
          </table:table-cell>
          <table:table-cell office:value-type="float" office:value="3347315" table:style-name="ce12">
            <text:p>3,347,315</text:p>
          </table:table-cell>
          <table:table-cell office:value-type="float" office:value="1192" table:style-name="ce12">
            <text:p>1,192</text:p>
          </table:table-cell>
          <table:table-cell office:value-type="float" office:value="0.21" table:style-name="ce13">
            <text:p>0.21</text:p>
          </table:table-cell>
          <table:table-cell office:value-type="float" office:value="0.17" table:style-name="ce13">
            <text:p>0.17</text:p>
          </table:table-cell>
          <table:table-cell office:value-type="float" office:value="461.25" table:style-name="ce13">
            <text:p>461.25</text:p>
          </table:table-cell>
          <table:table-cell office:value-type="float" office:value="5073" table:style-name="ce12">
            <text:p>5,073</text:p>
          </table:table-cell>
          <table:table-cell office:value-type="float" office:value="18535" table:style-name="ce12">
            <text:p>18,535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第一商業銀行</text:p>
          </table:table-cell>
          <table:table-cell office:value-type="float" office:value="1521755" table:style-name="ce12">
            <text:p>1,521,755</text:p>
          </table:table-cell>
          <table:table-cell office:value-type="float" office:value="929005" table:style-name="ce12">
            <text:p>929,005</text:p>
          </table:table-cell>
          <table:table-cell office:value-type="float" office:value="13764" table:style-name="ce12">
            <text:p>13,764</text:p>
          </table:table-cell>
          <table:table-cell office:value-type="float" office:value="9966" table:style-name="ce12">
            <text:p>9,966</text:p>
          </table:table-cell>
          <table:table-cell office:value-type="float" office:value="1550747" table:style-name="ce12">
            <text:p>1,550,747</text:p>
          </table:table-cell>
          <table:table-cell office:value-type="float" office:value="2094692" table:style-name="ce12">
            <text:p>2,094,692</text:p>
          </table:table-cell>
          <table:table-cell office:value-type="float" office:value="5276040" table:style-name="ce12">
            <text:p>5,276,040</text:p>
          </table:table-cell>
          <table:table-cell office:value-type="float" office:value="5384" table:style-name="ce12">
            <text:p>5,384</text:p>
          </table:table-cell>
          <table:table-cell office:value-type="float" office:value="0.17" table:style-name="ce13">
            <text:p>0.17</text:p>
          </table:table-cell>
          <table:table-cell office:value-type="float" office:value="0" table:style-name="ce13">
            <text:p>0.00</text:p>
          </table:table-cell>
          <table:table-cell office:value-type="float" office:value="1028.1099999999999" table:style-name="ce13">
            <text:p>1,028.11</text:p>
          </table:table-cell>
          <table:table-cell office:value-type="float" office:value="5873" table:style-name="ce12">
            <text:p>5,873</text:p>
          </table:table-cell>
          <table:table-cell office:value-type="float" office:value="23815" table:style-name="ce12">
            <text:p>23,815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華南商業銀行</text:p>
          </table:table-cell>
          <table:table-cell office:value-type="float" office:value="1046052" table:style-name="ce12">
            <text:p>1,046,052</text:p>
          </table:table-cell>
          <table:table-cell office:value-type="float" office:value="807163" table:style-name="ce12">
            <text:p>807,163</text:p>
          </table:table-cell>
          <table:table-cell office:value-type="float" office:value="9562" table:style-name="ce12">
            <text:p>9,562</text:p>
          </table:table-cell>
          <table:table-cell office:value-type="float" office:value="8652" table:style-name="ce12">
            <text:p>8,652</text:p>
          </table:table-cell>
          <table:table-cell office:value-type="float" office:value="1019430" table:style-name="ce12">
            <text:p>1,019,430</text:p>
          </table:table-cell>
          <table:table-cell office:value-type="float" office:value="3840740" table:style-name="ce12">
            <text:p>3,840,740</text:p>
          </table:table-cell>
          <table:table-cell office:value-type="float" office:value="4089726" table:style-name="ce12">
            <text:p>4,089,726</text:p>
          </table:table-cell>
          <table:table-cell office:value-type="float" office:value="1189" table:style-name="ce12">
            <text:p>1,189</text:p>
          </table:table-cell>
          <table:table-cell office:value-type="float" office:value="0.11" table:style-name="ce13">
            <text:p>0.11</text:p>
          </table:table-cell>
          <table:table-cell office:value-type="float" office:value="0" table:style-name="ce13">
            <text:p>0.00</text:p>
          </table:table-cell>
          <table:table-cell office:value-type="float" office:value="488" table:style-name="ce13">
            <text:p>488.00</text:p>
          </table:table-cell>
          <table:table-cell office:value-type="float" office:value="0" table:style-name="ce12">
            <text:p>0</text:p>
          </table:table-cell>
          <table:table-cell office:value-type="float" office:value="10549" table:style-name="ce12">
            <text:p>10,549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彰化商業銀行</text:p>
          </table:table-cell>
          <table:table-cell office:value-type="float" office:value="599573" table:style-name="ce12">
            <text:p>599,573</text:p>
          </table:table-cell>
          <table:table-cell office:value-type="float" office:value="289687" table:style-name="ce12">
            <text:p>289,687</text:p>
          </table:table-cell>
          <table:table-cell office:value-type="float" office:value="7561" table:style-name="ce12">
            <text:p>7,561</text:p>
          </table:table-cell>
          <table:table-cell office:value-type="float" office:value="3821" table:style-name="ce12">
            <text:p>3,821</text:p>
          </table:table-cell>
          <table:table-cell office:value-type="float" office:value="324543" table:style-name="ce12">
            <text:p>324,543</text:p>
          </table:table-cell>
          <table:table-cell office:value-type="float" office:value="460504" table:style-name="ce12">
            <text:p>460,504</text:p>
          </table:table-cell>
          <table:table-cell office:value-type="float" office:value="1616577" table:style-name="ce12">
            <text:p>1,616,577</text:p>
          </table:table-cell>
          <table:table-cell office:value-type="float" office:value="633" table:style-name="ce12">
            <text:p>633</text:p>
          </table:table-cell>
          <table:table-cell office:value-type="float" office:value="0.18" table:style-name="ce13">
            <text:p>0.18</text:p>
          </table:table-cell>
          <table:table-cell office:value-type="float" office:value="0" table:style-name="ce13">
            <text:p>0.00</text:p>
          </table:table-cell>
          <table:table-cell office:value-type="float" office:value="737.31" table:style-name="ce13">
            <text:p>737.31</text:p>
          </table:table-cell>
          <table:table-cell office:value-type="float" office:value="1541" table:style-name="ce12">
            <text:p>1,541</text:p>
          </table:table-cell>
          <table:table-cell office:value-type="float" office:value="5405" table:style-name="ce12">
            <text:p>5,405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上海商業儲蓄銀行</text:p>
          </table:table-cell>
          <table:table-cell office:value-type="float" office:value="464937" table:style-name="ce12">
            <text:p>464,937</text:p>
          </table:table-cell>
          <table:table-cell office:value-type="float" office:value="200198" table:style-name="ce12">
            <text:p>200,198</text:p>
          </table:table-cell>
          <table:table-cell office:value-type="float" office:value="3274" table:style-name="ce12">
            <text:p>3,274</text:p>
          </table:table-cell>
          <table:table-cell office:value-type="float" office:value="1943" table:style-name="ce12">
            <text:p>1,943</text:p>
          </table:table-cell>
          <table:table-cell office:value-type="float" office:value="591889" table:style-name="ce12">
            <text:p>591,889</text:p>
          </table:table-cell>
          <table:table-cell office:value-type="float" office:value="1425919" table:style-name="ce12">
            <text:p>1,425,919</text:p>
          </table:table-cell>
          <table:table-cell office:value-type="float" office:value="1367746" table:style-name="ce12">
            <text:p>1,367,746</text:p>
          </table:table-cell>
          <table:table-cell office:value-type="float" office:value="4294" table:style-name="ce12">
            <text:p>4,294</text:p>
          </table:table-cell>
          <table:table-cell office:value-type="float" office:value="0.18" table:style-name="ce13">
            <text:p>0.18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1352.25" table:style-name="ce13">
            <text:p>1,352.25</text:p>
          </table:table-cell>
          <table:table-cell office:value-type="float" office:value="2706" table:style-name="ce12">
            <text:p>2,706</text:p>
          </table:table-cell>
          <table:table-cell office:value-type="float" office:value="8939" table:style-name="ce12">
            <text:p>8,939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台北富邦商業銀行</text:p>
          </table:table-cell>
          <table:table-cell office:value-type="float" office:value="5908703" table:style-name="ce12">
            <text:p>5,908,703</text:p>
          </table:table-cell>
          <table:table-cell office:value-type="float" office:value="3884748" table:style-name="ce12">
            <text:p>3,884,748</text:p>
          </table:table-cell>
          <table:table-cell office:value-type="float" office:value="260215" table:style-name="ce12">
            <text:p>260,215</text:p>
          </table:table-cell>
          <table:table-cell office:value-type="float" office:value="18951" table:style-name="ce12">
            <text:p>18,951</text:p>
          </table:table-cell>
          <table:table-cell office:value-type="float" office:value="6822826" table:style-name="ce12">
            <text:p>6,822,826</text:p>
          </table:table-cell>
          <table:table-cell office:value-type="float" office:value="25734678" table:style-name="ce12">
            <text:p>25,734,678</text:p>
          </table:table-cell>
          <table:table-cell office:value-type="float" office:value="30014746" table:style-name="ce12">
            <text:p>30,014,746</text:p>
          </table:table-cell>
          <table:table-cell office:value-type="float" office:value="68257" table:style-name="ce12">
            <text:p>68,257</text:p>
          </table:table-cell>
          <table:table-cell office:value-type="float" office:value="0.11" table:style-name="ce13">
            <text:p>0.11</text:p>
          </table:table-cell>
          <table:table-cell office:value-type="float" office:value="0" table:style-name="ce13">
            <text:p>0.00</text:p>
          </table:table-cell>
          <table:table-cell office:value-type="float" office:value="1414.57" table:style-name="ce13">
            <text:p>1,414.57</text:p>
          </table:table-cell>
          <table:table-cell office:value-type="float" office:value="25505" table:style-name="ce12">
            <text:p>25,505</text:p>
          </table:table-cell>
          <table:table-cell office:value-type="float" office:value="102061" table:style-name="ce12">
            <text:p>102,061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國泰世華商業銀行</text:p>
          </table:table-cell>
          <table:table-cell office:value-type="float" office:value="10288846" table:style-name="ce12">
            <text:p>10,288,846</text:p>
          </table:table-cell>
          <table:table-cell office:value-type="float" office:value="6503877" table:style-name="ce12">
            <text:p>6,503,877</text:p>
          </table:table-cell>
          <table:table-cell office:value-type="float" office:value="62183" table:style-name="ce12">
            <text:p>62,183</text:p>
          </table:table-cell>
          <table:table-cell office:value-type="float" office:value="93117" table:style-name="ce12">
            <text:p>93,117</text:p>
          </table:table-cell>
          <table:table-cell office:value-type="float" office:value="19312763" table:style-name="ce12">
            <text:p>19,312,763</text:p>
          </table:table-cell>
          <table:table-cell office:value-type="float" office:value="20864840" table:style-name="ce12">
            <text:p>20,864,840</text:p>
          </table:table-cell>
          <table:table-cell office:value-type="float" office:value="49984137" table:style-name="ce12">
            <text:p>49,984,137</text:p>
          </table:table-cell>
          <table:table-cell office:value-type="float" office:value="168145" table:style-name="ce12">
            <text:p>168,145</text:p>
          </table:table-cell>
          <table:table-cell office:value-type="float" office:value="0.16" table:style-name="ce13">
            <text:p>0.16</text:p>
          </table:table-cell>
          <table:table-cell office:value-type="float" office:value="0" table:style-name="ce13">
            <text:p>0.00</text:p>
          </table:table-cell>
          <table:table-cell office:value-type="float" office:value="1417.08" table:style-name="ce13">
            <text:p>1,417.08</text:p>
          </table:table-cell>
          <table:table-cell office:value-type="float" office:value="48599" table:style-name="ce12">
            <text:p>48,599</text:p>
          </table:table-cell>
          <table:table-cell office:value-type="float" office:value="174670" table:style-name="ce12">
            <text:p>174,670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高雄銀行</text:p>
          </table:table-cell>
          <table:table-cell office:value-type="float" office:value="15145" table:style-name="ce12">
            <text:p>15,145</text:p>
          </table:table-cell>
          <table:table-cell office:value-type="float" office:value="4635" table:style-name="ce12">
            <text:p>4,635</text:p>
          </table:table-cell>
          <table:table-cell office:value-type="float" office:value="10" table:style-name="ce12">
            <text:p>10</text:p>
          </table:table-cell>
          <table:table-cell office:value-type="float" office:value="62" table:style-name="ce12">
            <text:p>62</text:p>
          </table:table-cell>
          <table:table-cell office:value-type="float" office:value="14043" table:style-name="ce12">
            <text:p>14,043</text:p>
          </table:table-cell>
          <table:table-cell office:value-type="float" office:value="690" table:style-name="ce12">
            <text:p>690</text:p>
          </table:table-cell>
          <table:table-cell office:value-type="float" office:value="141975" table:style-name="ce12">
            <text:p>141,975</text:p>
          </table:table-cell>
          <table:table-cell office:value-type="float" office:value="54" table:style-name="ce12">
            <text:p>54</text:p>
          </table:table-cell>
          <table:table-cell office:value-type="float" office:value="0.32" table:style-name="ce13">
            <text:p>0.32</text:p>
          </table:table-cell>
          <table:table-cell office:value-type="float" office:value="0.31" table:style-name="ce13">
            <text:p>0.31</text:p>
          </table:table-cell>
          <table:table-cell office:value-type="float" office:value="271.23" table:style-name="ce13">
            <text:p>271.23</text:p>
          </table:table-cell>
          <table:table-cell office:value-type="float" office:value="127" table:style-name="ce12">
            <text:p>127</text:p>
          </table:table-cell>
          <table:table-cell office:value-type="float" office:value="946" table:style-name="ce12">
            <text:p>946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兆豐國際商業銀行</text:p>
          </table:table-cell>
          <table:table-cell office:value-type="float" office:value="1128197" table:style-name="ce12">
            <text:p>1,128,197</text:p>
          </table:table-cell>
          <table:table-cell office:value-type="float" office:value="659015" table:style-name="ce12">
            <text:p>659,015</text:p>
          </table:table-cell>
          <table:table-cell office:value-type="float" office:value="10049" table:style-name="ce12">
            <text:p>10,049</text:p>
          </table:table-cell>
          <table:table-cell office:value-type="float" office:value="4451" table:style-name="ce12">
            <text:p>4,451</text:p>
          </table:table-cell>
          <table:table-cell office:value-type="float" office:value="1811622" table:style-name="ce12">
            <text:p>1,811,622</text:p>
          </table:table-cell>
          <table:table-cell office:value-type="float" office:value="3197237" table:style-name="ce12">
            <text:p>3,197,237</text:p>
          </table:table-cell>
          <table:table-cell office:value-type="float" office:value="3856521" table:style-name="ce12">
            <text:p>3,856,521</text:p>
          </table:table-cell>
          <table:table-cell office:value-type="float" office:value="10810" table:style-name="ce12">
            <text:p>10,810</text:p>
          </table:table-cell>
          <table:table-cell office:value-type="float" office:value="0.21" table:style-name="ce13">
            <text:p>0.21</text:p>
          </table:table-cell>
          <table:table-cell office:value-type="float" office:value="0.01" table:style-name="ce13">
            <text:p>0.01</text:p>
          </table:table-cell>
          <table:table-cell office:value-type="float" office:value="717.08" table:style-name="ce13">
            <text:p>717.08</text:p>
          </table:table-cell>
          <table:table-cell office:value-type="float" office:value="8000" table:style-name="ce12">
            <text:p>8,000</text:p>
          </table:table-cell>
          <table:table-cell office:value-type="float" office:value="30501" table:style-name="ce12">
            <text:p>30,501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花旗(台灣)商業銀行</text:p>
          </table:table-cell>
          <table:table-cell office:value-type="float" office:value="2773177" table:style-name="ce12">
            <text:p>2,773,177</text:p>
          </table:table-cell>
          <table:table-cell office:value-type="float" office:value="2090343" table:style-name="ce12">
            <text:p>2,090,343</text:p>
          </table:table-cell>
          <table:table-cell office:value-type="float" office:value="10701" table:style-name="ce12">
            <text:p>10,701</text:p>
          </table:table-cell>
          <table:table-cell office:value-type="float" office:value="23095" table:style-name="ce12">
            <text:p>23,095</text:p>
          </table:table-cell>
          <table:table-cell office:value-type="float" office:value="10116484" table:style-name="ce12">
            <text:p>10,116,484</text:p>
          </table:table-cell>
          <table:table-cell office:value-type="float" office:value="11137236" table:style-name="ce12">
            <text:p>11,137,236</text:p>
          </table:table-cell>
          <table:table-cell office:value-type="float" office:value="19409205" table:style-name="ce12">
            <text:p>19,409,205</text:p>
          </table:table-cell>
          <table:table-cell office:value-type="float" office:value="102233" table:style-name="ce12">
            <text:p>102,233</text:p>
          </table:table-cell>
          <table:table-cell office:value-type="float" office:value="0.45" table:style-name="ce13">
            <text:p>0.45</text:p>
          </table:table-cell>
          <table:table-cell office:value-type="float" office:value="0.09" table:style-name="ce13">
            <text:p>0.09</text:p>
          </table:table-cell>
          <table:table-cell office:value-type="float" office:value="529.48" table:style-name="ce13">
            <text:p>529.48</text:p>
          </table:table-cell>
          <table:table-cell office:value-type="float" office:value="38261" table:style-name="ce12">
            <text:p>38,261</text:p>
          </table:table-cell>
          <table:table-cell office:value-type="float" office:value="174208" table:style-name="ce12">
            <text:p>174,208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臺灣中小企業銀行</text:p>
          </table:table-cell>
          <table:table-cell office:value-type="float" office:value="176099" table:style-name="ce12">
            <text:p>176,099</text:p>
          </table:table-cell>
          <table:table-cell office:value-type="float" office:value="96295" table:style-name="ce12">
            <text:p>96,295</text:p>
          </table:table-cell>
          <table:table-cell office:value-type="float" office:value="322" table:style-name="ce12">
            <text:p>322</text:p>
          </table:table-cell>
          <table:table-cell office:value-type="float" office:value="800" table:style-name="ce12">
            <text:p>800</text:p>
          </table:table-cell>
          <table:table-cell office:value-type="float" office:value="273738" table:style-name="ce12">
            <text:p>273,738</text:p>
          </table:table-cell>
          <table:table-cell office:value-type="float" office:value="76357" table:style-name="ce12">
            <text:p>76,357</text:p>
          </table:table-cell>
          <table:table-cell office:value-type="float" office:value="796421" table:style-name="ce12">
            <text:p>796,421</text:p>
          </table:table-cell>
          <table:table-cell office:value-type="float" office:value="1059" table:style-name="ce12">
            <text:p>1,059</text:p>
          </table:table-cell>
          <table:table-cell office:value-type="float" office:value="0.15" table:style-name="ce13">
            <text:p>0.15</text:p>
          </table:table-cell>
          <table:table-cell office:value-type="float" office:value="0.05" table:style-name="ce13">
            <text:p>0.05</text:p>
          </table:table-cell>
          <table:table-cell office:value-type="float" office:value="269.04000000000002" table:style-name="ce13">
            <text:p>269.04</text:p>
          </table:table-cell>
          <table:table-cell office:value-type="float" office:value="0" table:style-name="ce12">
            <text:p>0</text:p>
          </table:table-cell>
          <table:table-cell office:value-type="float" office:value="2449" table:style-name="ce12">
            <text:p>2,449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渣打國際商業銀行</text:p>
          </table:table-cell>
          <table:table-cell office:value-type="float" office:value="295785" table:style-name="ce12">
            <text:p>295,785</text:p>
          </table:table-cell>
          <table:table-cell office:value-type="float" office:value="191682" table:style-name="ce12">
            <text:p>191,682</text:p>
          </table:table-cell>
          <table:table-cell office:value-type="float" office:value="697" table:style-name="ce12">
            <text:p>697</text:p>
          </table:table-cell>
          <table:table-cell office:value-type="float" office:value="3708" table:style-name="ce12">
            <text:p>3,708</text:p>
          </table:table-cell>
          <table:table-cell office:value-type="float" office:value="908585" table:style-name="ce12">
            <text:p>908,585</text:p>
          </table:table-cell>
          <table:table-cell office:value-type="float" office:value="325324" table:style-name="ce12">
            <text:p>325,324</text:p>
          </table:table-cell>
          <table:table-cell office:value-type="float" office:value="1426075" table:style-name="ce12">
            <text:p>1,426,075</text:p>
          </table:table-cell>
          <table:table-cell office:value-type="float" office:value="3312" table:style-name="ce12">
            <text:p>3,312</text:p>
          </table:table-cell>
          <table:table-cell office:value-type="float" office:value="0.21" table:style-name="ce13">
            <text:p>0.21</text:p>
          </table:table-cell>
          <table:table-cell office:value-type="float" office:value="0" table:style-name="ce13">
            <text:p>0.00</text:p>
          </table:table-cell>
          <table:table-cell office:value-type="float" office:value="960.38" table:style-name="ce13">
            <text:p>960.38</text:p>
          </table:table-cell>
          <table:table-cell office:value-type="float" office:value="2884" table:style-name="ce12">
            <text:p>2,884</text:p>
          </table:table-cell>
          <table:table-cell office:value-type="float" office:value="14199" table:style-name="ce12">
            <text:p>14,199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台中商業銀行</text:p>
          </table:table-cell>
          <table:table-cell office:value-type="float" office:value="166133" table:style-name="ce12">
            <text:p>166,133</text:p>
          </table:table-cell>
          <table:table-cell office:value-type="float" office:value="80839" table:style-name="ce12">
            <text:p>80,839</text:p>
          </table:table-cell>
          <table:table-cell office:value-type="float" office:value="1171" table:style-name="ce12">
            <text:p>1,171</text:p>
          </table:table-cell>
          <table:table-cell office:value-type="float" office:value="703" table:style-name="ce12">
            <text:p>703</text:p>
          </table:table-cell>
          <table:table-cell office:value-type="float" office:value="195780" table:style-name="ce12">
            <text:p>195,780</text:p>
          </table:table-cell>
          <table:table-cell office:value-type="float" office:value="47016" table:style-name="ce12">
            <text:p>47,016</text:p>
          </table:table-cell>
          <table:table-cell office:value-type="float" office:value="526489" table:style-name="ce12">
            <text:p>526,489</text:p>
          </table:table-cell>
          <table:table-cell office:value-type="float" office:value="172" table:style-name="ce12">
            <text:p>172</text:p>
          </table:table-cell>
          <table:table-cell office:value-type="float" office:value="0.09" table:style-name="ce13">
            <text:p>0.09</text:p>
          </table:table-cell>
          <table:table-cell office:value-type="float" office:value="0" table:style-name="ce13">
            <text:p>0.00</text:p>
          </table:table-cell>
          <table:table-cell office:value-type="float" office:value="2353.1999999999998" table:style-name="ce13">
            <text:p>2,353.20</text:p>
          </table:table-cell>
          <table:table-cell office:value-type="float" office:value="1578" table:style-name="ce12">
            <text:p>1,578</text:p>
          </table:table-cell>
          <table:table-cell office:value-type="float" office:value="5326" table:style-name="ce12">
            <text:p>5,326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滙豐(台灣)商業銀行</text:p>
          </table:table-cell>
          <table:table-cell office:value-type="float" office:value="680591" table:style-name="ce12">
            <text:p>680,591</text:p>
          </table:table-cell>
          <table:table-cell office:value-type="float" office:value="457985" table:style-name="ce12">
            <text:p>457,985</text:p>
          </table:table-cell>
          <table:table-cell office:value-type="float" office:value="8333" table:style-name="ce12">
            <text:p>8,333</text:p>
          </table:table-cell>
          <table:table-cell office:value-type="float" office:value="5440" table:style-name="ce12">
            <text:p>5,440</text:p>
          </table:table-cell>
          <table:table-cell office:value-type="float" office:value="1770500" table:style-name="ce12">
            <text:p>1,770,500</text:p>
          </table:table-cell>
          <table:table-cell office:value-type="float" office:value="1314080" table:style-name="ce12">
            <text:p>1,314,080</text:p>
          </table:table-cell>
          <table:table-cell office:value-type="float" office:value="5832226" table:style-name="ce12">
            <text:p>5,832,226</text:p>
          </table:table-cell>
          <table:table-cell office:value-type="float" office:value="12373" table:style-name="ce12">
            <text:p>12,373</text:p>
          </table:table-cell>
          <table:table-cell office:value-type="float" office:value="0.25" table:style-name="ce13">
            <text:p>0.25</text:p>
          </table:table-cell>
          <table:table-cell office:value-type="float" office:value="0" table:style-name="ce13">
            <text:p>0.00</text:p>
          </table:table-cell>
          <table:table-cell office:value-type="float" office:value="1533.4" table:style-name="ce13">
            <text:p>1,533.40</text:p>
          </table:table-cell>
          <table:table-cell office:value-type="float" office:value="4941" table:style-name="ce12">
            <text:p>4,941</text:p>
          </table:table-cell>
          <table:table-cell office:value-type="float" office:value="19954" table:style-name="ce12">
            <text:p>19,954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華泰商業銀行</text:p>
          </table:table-cell>
          <table:table-cell office:value-type="float" office:value="8981" table:style-name="ce12">
            <text:p>8,981</text:p>
          </table:table-cell>
          <table:table-cell office:value-type="float" office:value="4921" table:style-name="ce12">
            <text:p>4,921</text:p>
          </table:table-cell>
          <table:table-cell office:value-type="float" office:value="13" table:style-name="ce12">
            <text:p>13</text:p>
          </table:table-cell>
          <table:table-cell office:value-type="float" office:value="55" table:style-name="ce12">
            <text:p>55</text:p>
          </table:table-cell>
          <table:table-cell office:value-type="float" office:value="8355" table:style-name="ce12">
            <text:p>8,355</text:p>
          </table:table-cell>
          <table:table-cell office:value-type="float" office:value="2227" table:style-name="ce12">
            <text:p>2,227</text:p>
          </table:table-cell>
          <table:table-cell office:value-type="float" office:value="41136" table:style-name="ce12">
            <text:p>41,136</text:p>
          </table:table-cell>
          <table:table-cell office:value-type="float" office:value="0" table:style-name="ce12">
            <text:p>0</text:p>
          </table:table-cell>
          <table:table-cell office:value-type="float" office:value="0.41" table:style-name="ce13">
            <text:p>0.41</text:p>
          </table:table-cell>
          <table:table-cell office:value-type="float" office:value="0" table:style-name="ce13">
            <text:p>0.00</text:p>
          </table:table-cell>
          <table:table-cell office:value-type="float" office:value="592.62" table:style-name="ce13">
            <text:p>592.62</text:p>
          </table:table-cell>
          <table:table-cell office:value-type="float" office:value="0" table:style-name="ce12">
            <text:p>0</text:p>
          </table:table-cell>
          <table:table-cell office:value-type="float" office:value="161" table:style-name="ce12">
            <text:p>161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臺灣新光商業銀行</text:p>
          </table:table-cell>
          <table:table-cell office:value-type="float" office:value="1057304" table:style-name="ce12">
            <text:p>1,057,304</text:p>
          </table:table-cell>
          <table:table-cell office:value-type="float" office:value="621445" table:style-name="ce12">
            <text:p>621,445</text:p>
          </table:table-cell>
          <table:table-cell office:value-type="float" office:value="9865" table:style-name="ce12">
            <text:p>9,865</text:p>
          </table:table-cell>
          <table:table-cell office:value-type="float" office:value="9709" table:style-name="ce12">
            <text:p>9,709</text:p>
          </table:table-cell>
          <table:table-cell office:value-type="float" office:value="1565250" table:style-name="ce12">
            <text:p>1,565,250</text:p>
          </table:table-cell>
          <table:table-cell office:value-type="float" office:value="2073609" table:style-name="ce12">
            <text:p>2,073,609</text:p>
          </table:table-cell>
          <table:table-cell office:value-type="float" office:value="3629076" table:style-name="ce12">
            <text:p>3,629,076</text:p>
          </table:table-cell>
          <table:table-cell office:value-type="float" office:value="4665" table:style-name="ce12">
            <text:p>4,665</text:p>
          </table:table-cell>
          <table:table-cell office:value-type="float" office:value="0.16" table:style-name="ce13">
            <text:p>0.16</text:p>
          </table:table-cell>
          <table:table-cell office:value-type="float" office:value="0" table:style-name="ce13">
            <text:p>0.00</text:p>
          </table:table-cell>
          <table:table-cell office:value-type="float" office:value="282.79000000000002" table:style-name="ce13">
            <text:p>282.79</text:p>
          </table:table-cell>
          <table:table-cell office:value-type="float" office:value="5717" table:style-name="ce12">
            <text:p>5,717</text:p>
          </table:table-cell>
          <table:table-cell office:value-type="float" office:value="22203" table:style-name="ce12">
            <text:p>22,203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陽信商業銀行</text:p>
          </table:table-cell>
          <table:table-cell office:value-type="float" office:value="115958" table:style-name="ce12">
            <text:p>115,958</text:p>
          </table:table-cell>
          <table:table-cell office:value-type="float" office:value="56263" table:style-name="ce12">
            <text:p>56,263</text:p>
          </table:table-cell>
          <table:table-cell office:value-type="float" office:value="1196" table:style-name="ce12">
            <text:p>1,196</text:p>
          </table:table-cell>
          <table:table-cell office:value-type="float" office:value="1201" table:style-name="ce12">
            <text:p>1,201</text:p>
          </table:table-cell>
          <table:table-cell office:value-type="float" office:value="162841" table:style-name="ce12">
            <text:p>162,841</text:p>
          </table:table-cell>
          <table:table-cell office:value-type="float" office:value="91327" table:style-name="ce12">
            <text:p>91,327</text:p>
          </table:table-cell>
          <table:table-cell office:value-type="float" office:value="345506" table:style-name="ce12">
            <text:p>345,506</text:p>
          </table:table-cell>
          <table:table-cell office:value-type="float" office:value="153" table:style-name="ce12">
            <text:p>153</text:p>
          </table:table-cell>
          <table:table-cell office:value-type="float" office:value="0.41" table:style-name="ce13">
            <text:p>0.41</text:p>
          </table:table-cell>
          <table:table-cell office:value-type="float" office:value="0.02" table:style-name="ce13">
            <text:p>0.02</text:p>
          </table:table-cell>
          <table:table-cell office:value-type="float" office:value="724.64" table:style-name="ce13">
            <text:p>724.64</text:p>
          </table:table-cell>
          <table:table-cell office:value-type="float" office:value="0" table:style-name="ce12">
            <text:p>0</text:p>
          </table:table-cell>
          <table:table-cell office:value-type="float" office:value="2489" table:style-name="ce12">
            <text:p>2,489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三信商業銀行</text:p>
          </table:table-cell>
          <table:table-cell office:value-type="float" office:value="19465" table:style-name="ce12">
            <text:p>19,465</text:p>
          </table:table-cell>
          <table:table-cell office:value-type="float" office:value="12653" table:style-name="ce12">
            <text:p>12,653</text:p>
          </table:table-cell>
          <table:table-cell office:value-type="float" office:value="305" table:style-name="ce12">
            <text:p>305</text:p>
          </table:table-cell>
          <table:table-cell office:value-type="float" office:value="89" table:style-name="ce12">
            <text:p>89</text:p>
          </table:table-cell>
          <table:table-cell office:value-type="float" office:value="23669" table:style-name="ce12">
            <text:p>23,669</text:p>
          </table:table-cell>
          <table:table-cell office:value-type="float" office:value="16229" table:style-name="ce12">
            <text:p>16,229</text:p>
          </table:table-cell>
          <table:table-cell office:value-type="float" office:value="139713" table:style-name="ce12">
            <text:p>139,713</text:p>
          </table:table-cell>
          <table:table-cell office:value-type="float" office:value="30" table:style-name="ce12">
            <text:p>30</text:p>
          </table:table-cell>
          <table:table-cell office:value-type="float" office:value="0.11" table:style-name="ce13">
            <text:p>0.11</text:p>
          </table:table-cell>
          <table:table-cell office:value-type="float" office:value="0" table:style-name="ce13">
            <text:p>0.00</text:p>
          </table:table-cell>
          <table:table-cell office:value-type="float" office:value="4660.05" table:style-name="ce13">
            <text:p>4,660.05</text:p>
          </table:table-cell>
          <table:table-cell office:value-type="float" office:value="247" table:style-name="ce12">
            <text:p>247</text:p>
          </table:table-cell>
          <table:table-cell office:value-type="float" office:value="482" table:style-name="ce12">
            <text:p>482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聯邦商業銀行</text:p>
          </table:table-cell>
          <table:table-cell office:value-type="float" office:value="2566875" table:style-name="ce12">
            <text:p>2,566,875</text:p>
          </table:table-cell>
          <table:table-cell office:value-type="float" office:value="1515979" table:style-name="ce12">
            <text:p>1,515,979</text:p>
          </table:table-cell>
          <table:table-cell office:value-type="float" office:value="39356" table:style-name="ce12">
            <text:p>39,356</text:p>
          </table:table-cell>
          <table:table-cell office:value-type="float" office:value="15883" table:style-name="ce12">
            <text:p>15,883</text:p>
          </table:table-cell>
          <table:table-cell office:value-type="float" office:value="5539380" table:style-name="ce12">
            <text:p>5,539,380</text:p>
          </table:table-cell>
          <table:table-cell office:value-type="float" office:value="4532909" table:style-name="ce12">
            <text:p>4,532,909</text:p>
          </table:table-cell>
          <table:table-cell office:value-type="float" office:value="11949762" table:style-name="ce12">
            <text:p>11,949,762</text:p>
          </table:table-cell>
          <table:table-cell office:value-type="float" office:value="34971" table:style-name="ce12">
            <text:p>34,971</text:p>
          </table:table-cell>
          <table:table-cell office:value-type="float" office:value="0.13" table:style-name="ce13">
            <text:p>0.13</text:p>
          </table:table-cell>
          <table:table-cell office:value-type="float" office:value="0" table:style-name="ce13">
            <text:p>0.00</text:p>
          </table:table-cell>
          <table:table-cell office:value-type="float" office:value="174.6" table:style-name="ce13">
            <text:p>174.60</text:p>
          </table:table-cell>
          <table:table-cell office:value-type="float" office:value="13889" table:style-name="ce12">
            <text:p>13,889</text:p>
          </table:table-cell>
          <table:table-cell office:value-type="float" office:value="51443" table:style-name="ce12">
            <text:p>51,443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遠東國際商業銀行</text:p>
          </table:table-cell>
          <table:table-cell office:value-type="float" office:value="1433355" table:style-name="ce12">
            <text:p>1,433,355</text:p>
          </table:table-cell>
          <table:table-cell office:value-type="float" office:value="1013139" table:style-name="ce12">
            <text:p>1,013,139</text:p>
          </table:table-cell>
          <table:table-cell office:value-type="float" office:value="10275" table:style-name="ce12">
            <text:p>10,275</text:p>
          </table:table-cell>
          <table:table-cell office:value-type="float" office:value="9820" table:style-name="ce12">
            <text:p>9,820</text:p>
          </table:table-cell>
          <table:table-cell office:value-type="float" office:value="3809327" table:style-name="ce12">
            <text:p>3,809,327</text:p>
          </table:table-cell>
          <table:table-cell office:value-type="float" office:value="4263079" table:style-name="ce12">
            <text:p>4,263,079</text:p>
          </table:table-cell>
          <table:table-cell office:value-type="float" office:value="3798274" table:style-name="ce12">
            <text:p>3,798,274</text:p>
          </table:table-cell>
          <table:table-cell office:value-type="float" office:value="82803" table:style-name="ce12">
            <text:p>82,803</text:p>
          </table:table-cell>
          <table:table-cell office:value-type="float" office:value="0.3" table:style-name="ce13">
            <text:p>0.30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104.83" table:style-name="ce13">
            <text:p>104.83</text:p>
          </table:table-cell>
          <table:table-cell office:value-type="float" office:value="10639" table:style-name="ce12">
            <text:p>10,639</text:p>
          </table:table-cell>
          <table:table-cell office:value-type="float" office:value="38667" table:style-name="ce12">
            <text:p>38,667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元大商業銀行</text:p>
          </table:table-cell>
          <table:table-cell office:value-type="float" office:value="1198659" table:style-name="ce12">
            <text:p>1,198,659</text:p>
          </table:table-cell>
          <table:table-cell office:value-type="float" office:value="556799" table:style-name="ce12">
            <text:p>556,799</text:p>
          </table:table-cell>
          <table:table-cell office:value-type="float" office:value="5562" table:style-name="ce12">
            <text:p>5,562</text:p>
          </table:table-cell>
          <table:table-cell office:value-type="float" office:value="7976" table:style-name="ce12">
            <text:p>7,976</text:p>
          </table:table-cell>
          <table:table-cell office:value-type="float" office:value="1154282" table:style-name="ce12">
            <text:p>1,154,282</text:p>
          </table:table-cell>
          <table:table-cell office:value-type="float" office:value="3076590" table:style-name="ce12">
            <text:p>3,076,590</text:p>
          </table:table-cell>
          <table:table-cell office:value-type="float" office:value="3946315" table:style-name="ce12">
            <text:p>3,946,315</text:p>
          </table:table-cell>
          <table:table-cell office:value-type="float" office:value="14190" table:style-name="ce12">
            <text:p>14,190</text:p>
          </table:table-cell>
          <table:table-cell office:value-type="float" office:value="0.08" table:style-name="ce13">
            <text:p>0.08</text:p>
          </table:table-cell>
          <table:table-cell office:value-type="float" office:value="0" table:style-name="ce13">
            <text:p>0.00</text:p>
          </table:table-cell>
          <table:table-cell office:value-type="float" office:value="804.73" table:style-name="ce13">
            <text:p>804.73</text:p>
          </table:table-cell>
          <table:table-cell office:value-type="float" office:value="5662" table:style-name="ce12">
            <text:p>5,662</text:p>
          </table:table-cell>
          <table:table-cell office:value-type="float" office:value="18965" table:style-name="ce12">
            <text:p>18,965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永豐商業銀行</text:p>
          </table:table-cell>
          <table:table-cell office:value-type="float" office:value="2287091" table:style-name="ce12">
            <text:p>2,287,091</text:p>
          </table:table-cell>
          <table:table-cell office:value-type="float" office:value="1239205" table:style-name="ce12">
            <text:p>1,239,205</text:p>
          </table:table-cell>
          <table:table-cell office:value-type="float" office:value="9740" table:style-name="ce12">
            <text:p>9,740</text:p>
          </table:table-cell>
          <table:table-cell office:value-type="float" office:value="14915" table:style-name="ce12">
            <text:p>14,915</text:p>
          </table:table-cell>
          <table:table-cell office:value-type="float" office:value="3778206" table:style-name="ce12">
            <text:p>3,778,206</text:p>
          </table:table-cell>
          <table:table-cell office:value-type="float" office:value="5174393" table:style-name="ce12">
            <text:p>5,174,393</text:p>
          </table:table-cell>
          <table:table-cell office:value-type="float" office:value="9519351" table:style-name="ce12">
            <text:p>9,519,351</text:p>
          </table:table-cell>
          <table:table-cell office:value-type="float" office:value="57823" table:style-name="ce12">
            <text:p>57,823</text:p>
          </table:table-cell>
          <table:table-cell office:value-type="float" office:value="0.12" table:style-name="ce13">
            <text:p>0.12</text:p>
          </table:table-cell>
          <table:table-cell office:value-type="float" office:value="0" table:style-name="ce13">
            <text:p>0.00</text:p>
          </table:table-cell>
          <table:table-cell office:value-type="float" office:value="736.42" table:style-name="ce13">
            <text:p>736.42</text:p>
          </table:table-cell>
          <table:table-cell office:value-type="float" office:value="14559" table:style-name="ce12">
            <text:p>14,559</text:p>
          </table:table-cell>
          <table:table-cell office:value-type="float" office:value="53424" table:style-name="ce12">
            <text:p>53,424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玉山商業銀行</text:p>
          </table:table-cell>
          <table:table-cell office:value-type="float" office:value="7007847" table:style-name="ce12">
            <text:p>7,007,847</text:p>
          </table:table-cell>
          <table:table-cell office:value-type="float" office:value="4719597" table:style-name="ce12">
            <text:p>4,719,597</text:p>
          </table:table-cell>
          <table:table-cell office:value-type="float" office:value="58771" table:style-name="ce12">
            <text:p>58,771</text:p>
          </table:table-cell>
          <table:table-cell office:value-type="float" office:value="41529" table:style-name="ce12">
            <text:p>41,529</text:p>
          </table:table-cell>
          <table:table-cell office:value-type="float" office:value="12672282" table:style-name="ce12">
            <text:p>12,672,282</text:p>
          </table:table-cell>
          <table:table-cell office:value-type="float" office:value="19463304" table:style-name="ce12">
            <text:p>19,463,304</text:p>
          </table:table-cell>
          <table:table-cell office:value-type="float" office:value="37423703" table:style-name="ce12">
            <text:p>37,423,703</text:p>
          </table:table-cell>
          <table:table-cell office:value-type="float" office:value="193672" table:style-name="ce12">
            <text:p>193,672</text:p>
          </table:table-cell>
          <table:table-cell office:value-type="float" office:value="0.22" table:style-name="ce13">
            <text:p>0.22</text:p>
          </table:table-cell>
          <table:table-cell office:value-type="float" office:value="0" table:style-name="ce13">
            <text:p>0.00</text:p>
          </table:table-cell>
          <table:table-cell office:value-type="float" office:value="489.3" table:style-name="ce13">
            <text:p>489.30</text:p>
          </table:table-cell>
          <table:table-cell office:value-type="float" office:value="48755" table:style-name="ce12">
            <text:p>48,755</text:p>
          </table:table-cell>
          <table:table-cell office:value-type="float" office:value="169758" table:style-name="ce12">
            <text:p>169,758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凱基商業銀行</text:p>
          </table:table-cell>
          <table:table-cell office:value-type="float" office:value="381292" table:style-name="ce12">
            <text:p>381,292</text:p>
          </table:table-cell>
          <table:table-cell office:value-type="float" office:value="189490" table:style-name="ce12">
            <text:p>189,490</text:p>
          </table:table-cell>
          <table:table-cell office:value-type="float" office:value="1480" table:style-name="ce12">
            <text:p>1,480</text:p>
          </table:table-cell>
          <table:table-cell office:value-type="float" office:value="1921" table:style-name="ce12">
            <text:p>1,921</text:p>
          </table:table-cell>
          <table:table-cell office:value-type="float" office:value="1159002" table:style-name="ce12">
            <text:p>1,159,002</text:p>
          </table:table-cell>
          <table:table-cell office:value-type="float" office:value="925186" table:style-name="ce12">
            <text:p>925,186</text:p>
          </table:table-cell>
          <table:table-cell office:value-type="float" office:value="1014633" table:style-name="ce12">
            <text:p>1,014,633</text:p>
          </table:table-cell>
          <table:table-cell office:value-type="float" office:value="4482" table:style-name="ce12">
            <text:p>4,482</text:p>
          </table:table-cell>
          <table:table-cell office:value-type="float" office:value="0.74" table:style-name="ce13">
            <text:p>0.74</text:p>
          </table:table-cell>
          <table:table-cell office:value-type="float" office:value="0.43" table:style-name="ce13">
            <text:p>0.43</text:p>
          </table:table-cell>
          <table:table-cell office:value-type="float" office:value="163.47" table:style-name="ce13">
            <text:p>163.47</text:p>
          </table:table-cell>
          <table:table-cell office:value-type="float" office:value="8006" table:style-name="ce12">
            <text:p>8,006</text:p>
          </table:table-cell>
          <table:table-cell office:value-type="float" office:value="25622" table:style-name="ce12">
            <text:p>25,622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星展(台灣)商業銀行</text:p>
          </table:table-cell>
          <table:table-cell office:value-type="float" office:value="666421" table:style-name="ce12">
            <text:p>666,421</text:p>
          </table:table-cell>
          <table:table-cell office:value-type="float" office:value="341644" table:style-name="ce12">
            <text:p>341,644</text:p>
          </table:table-cell>
          <table:table-cell office:value-type="float" office:value="5942" table:style-name="ce12">
            <text:p>5,942</text:p>
          </table:table-cell>
          <table:table-cell office:value-type="float" office:value="4268" table:style-name="ce12">
            <text:p>4,268</text:p>
          </table:table-cell>
          <table:table-cell office:value-type="float" office:value="1294935" table:style-name="ce12">
            <text:p>1,294,935</text:p>
          </table:table-cell>
          <table:table-cell office:value-type="float" office:value="2138966" table:style-name="ce12">
            <text:p>2,138,966</text:p>
          </table:table-cell>
          <table:table-cell office:value-type="float" office:value="3529133" table:style-name="ce12">
            <text:p>3,529,133</text:p>
          </table:table-cell>
          <table:table-cell office:value-type="float" office:value="17033" table:style-name="ce12">
            <text:p>17,033</text:p>
          </table:table-cell>
          <table:table-cell office:value-type="float" office:value="0.44" table:style-name="ce13">
            <text:p>0.44</text:p>
          </table:table-cell>
          <table:table-cell office:value-type="float" office:value="0" table:style-name="ce13">
            <text:p>0.00</text:p>
          </table:table-cell>
          <table:table-cell office:value-type="float" office:value="516.25" table:style-name="ce13">
            <text:p>516.25</text:p>
          </table:table-cell>
          <table:table-cell office:value-type="float" office:value="12077" table:style-name="ce12">
            <text:p>12,077</text:p>
          </table:table-cell>
          <table:table-cell office:value-type="float" office:value="38309" table:style-name="ce12">
            <text:p>38,309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台新國際商業銀行</text:p>
          </table:table-cell>
          <table:table-cell office:value-type="float" office:value="6385442" table:style-name="ce12">
            <text:p>6,385,442</text:p>
          </table:table-cell>
          <table:table-cell office:value-type="float" office:value="4360140" table:style-name="ce12">
            <text:p>4,360,140</text:p>
          </table:table-cell>
          <table:table-cell office:value-type="float" office:value="51140" table:style-name="ce12">
            <text:p>51,140</text:p>
          </table:table-cell>
          <table:table-cell office:value-type="float" office:value="24312" table:style-name="ce12">
            <text:p>24,312</text:p>
          </table:table-cell>
          <table:table-cell office:value-type="float" office:value="9972729" table:style-name="ce12">
            <text:p>9,972,729</text:p>
          </table:table-cell>
          <table:table-cell office:value-type="float" office:value="19403026" table:style-name="ce12">
            <text:p>19,403,026</text:p>
          </table:table-cell>
          <table:table-cell office:value-type="float" office:value="30282705" table:style-name="ce12">
            <text:p>30,282,705</text:p>
          </table:table-cell>
          <table:table-cell office:value-type="float" office:value="73094" table:style-name="ce12">
            <text:p>73,094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0.01" table:style-name="ce13">
            <text:p>0.01</text:p>
          </table:table-cell>
          <table:table-cell office:value-type="float" office:value="972.92" table:style-name="ce13">
            <text:p>972.92</text:p>
          </table:table-cell>
          <table:table-cell office:value-type="float" office:value="20838" table:style-name="ce12">
            <text:p>20,838</text:p>
          </table:table-cell>
          <table:table-cell office:value-type="float" office:value="89495" table:style-name="ce12">
            <text:p>89,495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安泰商業銀行</text:p>
          </table:table-cell>
          <table:table-cell office:value-type="float" office:value="123820" table:style-name="ce12">
            <text:p>123,820</text:p>
          </table:table-cell>
          <table:table-cell office:value-type="float" office:value="53965" table:style-name="ce12">
            <text:p>53,965</text:p>
          </table:table-cell>
          <table:table-cell office:value-type="float" office:value="682" table:style-name="ce12">
            <text:p>682</text:p>
          </table:table-cell>
          <table:table-cell office:value-type="float" office:value="351" table:style-name="ce12">
            <text:p>351</text:p>
          </table:table-cell>
          <table:table-cell office:value-type="float" office:value="166701" table:style-name="ce12">
            <text:p>166,701</text:p>
          </table:table-cell>
          <table:table-cell office:value-type="float" office:value="1158900" table:style-name="ce12">
            <text:p>1,158,900</text:p>
          </table:table-cell>
          <table:table-cell office:value-type="float" office:value="334578" table:style-name="ce12">
            <text:p>334,578</text:p>
          </table:table-cell>
          <table:table-cell office:value-type="float" office:value="322" table:style-name="ce12">
            <text:p>322</text:p>
          </table:table-cell>
          <table:table-cell office:value-type="float" office:value="0.36" table:style-name="ce13">
            <text:p>0.36</text:p>
          </table:table-cell>
          <table:table-cell office:value-type="float" office:value="0.18" table:style-name="ce13">
            <text:p>0.18</text:p>
          </table:table-cell>
          <table:table-cell office:value-type="float" office:value="269.49" table:style-name="ce13">
            <text:p>269.4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中國信託商業銀行</text:p>
          </table:table-cell>
          <table:table-cell office:value-type="float" office:value="8681234" table:style-name="ce12">
            <text:p>8,681,234</text:p>
          </table:table-cell>
          <table:table-cell office:value-type="float" office:value="5498319" table:style-name="ce12">
            <text:p>5,498,319</text:p>
          </table:table-cell>
          <table:table-cell office:value-type="float" office:value="97345" table:style-name="ce12">
            <text:p>97,345</text:p>
          </table:table-cell>
          <table:table-cell office:value-type="float" office:value="39310" table:style-name="ce12">
            <text:p>39,310</text:p>
          </table:table-cell>
          <table:table-cell office:value-type="float" office:value="15494155" table:style-name="ce12">
            <text:p>15,494,155</text:p>
          </table:table-cell>
          <table:table-cell office:value-type="float" office:value="25042784" table:style-name="ce12">
            <text:p>25,042,784</text:p>
          </table:table-cell>
          <table:table-cell office:value-type="float" office:value="47839220" table:style-name="ce12">
            <text:p>47,839,220</text:p>
          </table:table-cell>
          <table:table-cell office:value-type="float" office:value="428280" table:style-name="ce12">
            <text:p>428,280</text:p>
          </table:table-cell>
          <table:table-cell office:value-type="float" office:value="0.13" table:style-name="ce13">
            <text:p>0.13</text:p>
          </table:table-cell>
          <table:table-cell office:value-type="float" office:value="0" table:style-name="ce13">
            <text:p>0.00</text:p>
          </table:table-cell>
          <table:table-cell office:value-type="float" office:value="395.29" table:style-name="ce13">
            <text:p>395.29</text:p>
          </table:table-cell>
          <table:table-cell office:value-type="float" office:value="75334" table:style-name="ce12">
            <text:p>75,334</text:p>
          </table:table-cell>
          <table:table-cell office:value-type="float" office:value="292467" table:style-name="ce12">
            <text:p>292,467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台灣樂天信用卡股份有限公司</text:p>
          </table:table-cell>
          <table:table-cell office:value-type="float" office:value="618462" table:style-name="ce12">
            <text:p>618,462</text:p>
          </table:table-cell>
          <table:table-cell office:value-type="float" office:value="275373" table:style-name="ce12">
            <text:p>275,373</text:p>
          </table:table-cell>
          <table:table-cell office:value-type="float" office:value="2518" table:style-name="ce12">
            <text:p>2,518</text:p>
          </table:table-cell>
          <table:table-cell office:value-type="float" office:value="9827" table:style-name="ce12">
            <text:p>9,827</text:p>
          </table:table-cell>
          <table:table-cell office:value-type="float" office:value="580346" table:style-name="ce12">
            <text:p>580,346</text:p>
          </table:table-cell>
          <table:table-cell office:value-type="float" office:value="656996" table:style-name="ce12">
            <text:p>656,996</text:p>
          </table:table-cell>
          <table:table-cell office:value-type="float" office:value="688771" table:style-name="ce12">
            <text:p>688,771</text:p>
          </table:table-cell>
          <table:table-cell office:value-type="float" office:value="3758" table:style-name="ce12">
            <text:p>3,758</text:p>
          </table:table-cell>
          <table:table-cell office:value-type="float" office:value="1.75" table:style-name="ce13">
            <text:p>1.75</text:p>
          </table:table-cell>
          <table:table-cell office:value-type="float" office:value="0.85" table:style-name="ce13">
            <text:p>0.85</text:p>
          </table:table-cell>
          <table:table-cell office:value-type="float" office:value="192.59" table:style-name="ce13">
            <text:p>192.59</text:p>
          </table:table-cell>
          <table:table-cell office:value-type="float" office:value="823" table:style-name="ce12">
            <text:p>823</text:p>
          </table:table-cell>
          <table:table-cell office:value-type="float" office:value="3304" table:style-name="ce12">
            <text:p>3,304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台灣美國運通國際(股)公司</text:p>
          </table:table-cell>
          <table:table-cell office:value-type="float" office:value="181519" table:style-name="ce12">
            <text:p>181,519</text:p>
          </table:table-cell>
          <table:table-cell office:value-type="float" office:value="115890" table:style-name="ce12">
            <text:p>115,890</text:p>
          </table:table-cell>
          <table:table-cell office:value-type="float" office:value="4095" table:style-name="ce12">
            <text:p>4,095</text:p>
          </table:table-cell>
          <table:table-cell office:value-type="float" office:value="2937" table:style-name="ce12">
            <text:p>2,937</text:p>
          </table:table-cell>
          <table:table-cell office:value-type="float" office:value="288363" table:style-name="ce12">
            <text:p>288,363</text:p>
          </table:table-cell>
          <table:table-cell office:value-type="float" office:value="0" table:style-name="ce12">
            <text:p>0</text:p>
          </table:table-cell>
          <table:table-cell office:value-type="float" office:value="5359356" table:style-name="ce12">
            <text:p>5,359,356</text:p>
          </table:table-cell>
          <table:table-cell office:value-type="float" office:value="1089" table:style-name="ce12">
            <text:p>1,089</text:p>
          </table:table-cell>
          <table:table-cell office:value-type="float" office:value="0.08" table:style-name="ce13">
            <text:p>0.08</text:p>
          </table:table-cell>
          <table:table-cell office:value-type="float" office:value="0" table:style-name="ce13">
            <text:p>0.00</text:p>
          </table:table-cell>
          <table:table-cell office:value-type="float" office:value="984.2" table:style-name="ce13">
            <text:p>984.20</text:p>
          </table:table-cell>
          <table:table-cell office:value-type="float" office:value="14510" table:style-name="ce12">
            <text:p>14,510</text:p>
          </table:table-cell>
          <table:table-cell office:value-type="float" office:value="35084" table:style-name="ce12">
            <text:p>35,084</text:p>
          </table:table-cell>
          <table:table-cell table:number-columns-repeated="16370" table:style-name="ce3"/>
        </table:table-row>
        <table:table-row table:style-name="ro4">
          <table:table-cell office:value-type="string" table:style-name="ce11">
            <text:p>總計</text:p>
          </table:table-cell>
          <table:table-cell office:value-type="float" office:value="59060934" table:style-name="ce12">
            <text:p>59,060,934</text:p>
          </table:table-cell>
          <table:table-cell office:value-type="float" office:value="37431383" table:style-name="ce12">
            <text:p>37,431,383</text:p>
          </table:table-cell>
          <table:table-cell office:value-type="float" office:value="695336" table:style-name="ce12">
            <text:p>695,336</text:p>
          </table:table-cell>
          <table:table-cell office:value-type="float" office:value="366901" table:style-name="ce12">
            <text:p>366,901</text:p>
          </table:table-cell>
          <table:table-cell office:value-type="float" office:value="103687089" table:style-name="ce12">
            <text:p>103,687,089</text:p>
          </table:table-cell>
          <table:table-cell office:value-type="float" office:value="159148925" table:style-name="ce12">
            <text:p>159,148,925</text:p>
          </table:table-cell>
          <table:table-cell office:value-type="float" office:value="288999489" table:style-name="ce12">
            <text:p>288,999,489</text:p>
          </table:table-cell>
          <table:table-cell office:value-type="float" office:value="1296267" table:style-name="ce12">
            <text:p>1,296,267</text:p>
          </table:table-cell>
          <table:table-cell office:value-type="float" office:value="0.18924601440760833" table:style-name="ce13">
            <text:p>0.19</text:p>
          </table:table-cell>
          <table:table-cell office:value-type="float" office:value="0.02" table:style-name="ce13">
            <text:p>0.02</text:p>
          </table:table-cell>
          <table:table-cell office:value-type="float" office:value="532.7207500161303" table:style-name="ce13">
            <text:p>532.72</text:p>
          </table:table-cell>
          <table:table-cell office:value-type="float" office:value="378867" table:style-name="ce12">
            <text:p>378,867</text:p>
          </table:table-cell>
          <table:table-cell office:value-type="float" office:value="1442977" table:style-name="ce12">
            <text:p>1,442,977</text:p>
          </table:table-cell>
          <table:table-cell table:number-columns-repeated="16370" table:style-name="ce3"/>
        </table:table-row>
        <table:table-row table:style-name="ro4">
          <table:table-cell table:style-name="ce14"/>
          <table:table-cell table:number-columns-repeated="8" table:style-name="ce15"/>
          <table:table-cell table:number-columns-repeated="3" table:style-name="ce16"/>
          <table:table-cell table:number-columns-repeated="2" table:style-name="ce15"/>
          <table:table-cell table:number-columns-repeated="16370" table:style-name="ce3"/>
        </table:table-row>
        <table:table-row table:style-name="ro4">
          <table:table-cell office:value-type="string" table:style-name="ce17">
            <text:p>一、資料來源：各金融機構自行申報。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17">
            <text:p>二、揭露項目及認定標準：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17">
            <text:p>　1.流通卡數：發卡總數減停卡總數，且卡片狀況為正常者。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17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17">
            <text:p>　3.當月發卡數：不含補發卡、續卡。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17">
            <text:p>　4.當月停卡數：指新增停卡部分。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17">
            <text:p>　5.循環信用餘額：係指持卡人使用循環信用之餘額。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17">
            <text:p>　6.未到期分期付款餘額：包括預借現金分期、消費帳款分期及帳單分期。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17">
            <text:p>　7.當月簽帳金額：係指持卡人當月刷卡消費金額，如屬分期消費帳款應於消費當月全數申報本欄。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17">
            <text:p>　8.當月預借現金金額：係指持卡人當月動用預借現金金額，如屬分期預借現金應於動用當月全數申報本欄。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17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17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17">
            <text:p>　　　　　　　俟持卡人將所積欠各期最低應繳金額全部償還後，始得回復為未逾期。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17">
            <text:p>　10.備抵呆帳提足率：實際提列備抵呆帳占應提備抵呆帳之比率。</text:p>
          </table:table-cell>
          <table:table-cell table:number-columns-repeated="16383" table:style-name="ce3"/>
        </table:table-row>
        <table:table-row table:number-rows-repeated="1048524" table:style-name="ro2">
          <table:table-cell table:number-columns-repeated="16384"/>
        </table:table-row>
        <table:named-expressions>
          <table:named-range table:name="外部資料_1" table:cell-range-address="11204.$A$1:11204.$N$22" table:base-cell-address="1120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62992125984252in" fo:margin-right="0.23622047244094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33070866141732in" fo:margin-left="0.62992125984252in" fo:margin-right="0.236220472440945in" fo:margin-bottom="0in"/>
      </style:header-style>
      <style:footer-style>
        <style:header-footer-properties fo:min-height="0.433070866141732in" fo:margin-left="0.62992125984252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邱靖雯</meta:initial-creator>
    <dc:creator>邱靖雯</dc:creator>
    <meta:creation-date>2023-05-22T08:18:42Z</meta:creation-date>
    <dc:date>2023-05-22T08:19:59Z</dc:date>
    <meta:print-date>2023-05-22T08:19:29Z</meta:print-date>
  </office:meta>
</office:document-meta>
</file>